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5.9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0_0:</text:p>
          </table:table-cell>
          <table:table-cell table:number-columns-repeated="2"/>
          <table:table-cell office:value-type="string" calcext:value-type="string">
            <text:p>t_en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al (sec)</text:p>
          </table:table-cell>
        </table:table-row>
        <table:table-row table:style-name="ro1">
          <table:table-cell office:value-type="string" calcext:value-type="string">
            <text:p>real <text:s text:c="3"/>0m47.466s</text:p>
          </table:table-cell>
          <table:table-cell table:formula="of:=MID([.A2]; 9;89)" office:value-type="string" office:string-value="0m47.466s" calcext:value-type="string">
            <text:p>0m47.466s</text:p>
          </table:table-cell>
          <table:table-cell office:value-type="string" calcext:value-type="string">
            <text:p>0_0.txt</text:p>
          </table:table-cell>
          <table:table-cell office:value-type="float" office:value="100" calcext:value-type="float">
            <text:p>1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user <text:s text:c="3"/>0m46.296s</text:p>
          </table:table-cell>
          <table:table-cell table:formula="of:=MID([.A3]; 9;89)" office:value-type="string" office:string-value="0m46.296s" calcext:value-type="string">
            <text:p>0m46.296s</text:p>
          </table:table-cell>
          <table:table-cell office:value-type="string" calcext:value-type="string">
            <text:p>1_0.txt</text:p>
          </table:table-cell>
          <table:table-cell office:value-type="float" office:value="90" calcext:value-type="float">
            <text:p>90</text:p>
          </table:table-cell>
          <table:table-cell office:value-type="float" office:value="0.0005" calcext:value-type="float">
            <text:p>0.000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ys <text:s text:c="4"/>0m0.160s</text:p>
          </table:table-cell>
          <table:table-cell table:formula="of:=MID([.A4]; 9;89)" office:value-type="string" office:string-value="0m0.160s" calcext:value-type="string">
            <text:p>0m0.160s</text:p>
          </table:table-cell>
          <table:table-cell office:value-type="string" calcext:value-type="string">
            <text:p>2_0.txt</text:p>
          </table:table-cell>
          <table:table-cell office:value-type="float" office:value="80" calcext:value-type="float">
            <text:p>80</text:p>
          </table:table-cell>
          <table:table-cell office:value-type="float" office:value="0.0005" calcext:value-type="float">
            <text:p>0.000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1_0:</text:p>
          </table:table-cell>
          <table:table-cell table:formula="of:=MID([.A5]; 9;89)">
            <text:p/>
          </table:table-cell>
          <table:table-cell office:value-type="string" calcext:value-type="string">
            <text:p>3_0.txt</text:p>
          </table:table-cell>
          <table:table-cell office:value-type="float" office:value="70" calcext:value-type="float">
            <text:p>70</text:p>
          </table:table-cell>
          <table:table-cell office:value-type="float" office:value="0.0005" calcext:value-type="float">
            <text:p>0.000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eal <text:s text:c="3"/>0m37.262s</text:p>
          </table:table-cell>
          <table:table-cell table:formula="of:=MID([.A6]; 9;89)" office:value-type="string" office:string-value="0m37.262s" calcext:value-type="string">
            <text:p>0m37.262s</text:p>
          </table:table-cell>
          <table:table-cell office:value-type="string" calcext:value-type="string">
            <text:p>4_0.txt</text:p>
          </table:table-cell>
          <table:table-cell office:value-type="float" office:value="60" calcext:value-type="float">
            <text:p>60</text:p>
          </table:table-cell>
          <table:table-cell office:value-type="float" office:value="0.0005" calcext:value-type="float">
            <text:p>0.000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user <text:s text:c="3"/>0m35.912s</text:p>
          </table:table-cell>
          <table:table-cell table:formula="of:=MID([.A7]; 9;89)" office:value-type="string" office:string-value="0m35.912s" calcext:value-type="string">
            <text:p>0m35.912s</text:p>
          </table:table-cell>
          <table:table-cell office:value-type="string" calcext:value-type="string">
            <text:p>5_0.txt</text:p>
          </table:table-cell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0.000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ys <text:s text:c="4"/>0m0.128s</text:p>
          </table:table-cell>
          <table:table-cell table:formula="of:=MID([.A8]; 9;89)" office:value-type="string" office:string-value="0m0.128s" calcext:value-type="string">
            <text:p>0m0.128s</text:p>
          </table:table-cell>
          <table:table-cell office:value-type="string" calcext:value-type="string">
            <text:p>6_0.txt</text:p>
          </table:table-cell>
          <table:table-cell office:value-type="float" office:value="40" calcext:value-type="float">
            <text:p>40</text:p>
          </table:table-cell>
          <table:table-cell office:value-type="float" office:value="0.0005" calcext:value-type="float">
            <text:p>0.00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_0:</text:p>
          </table:table-cell>
          <table:table-cell table:formula="of:=MID([.A9]; 9;89)">
            <text:p/>
          </table:table-cell>
          <table:table-cell office:value-type="string" calcext:value-type="string">
            <text:p>7_0.txt</text:p>
          </table:table-cell>
          <table:table-cell office:value-type="float" office:value="30" calcext:value-type="float">
            <text:p>30</text:p>
          </table:table-cell>
          <table:table-cell office:value-type="float" office:value="0.0005" calcext:value-type="float">
            <text:p>0.00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al <text:s text:c="3"/>0m27.362s</text:p>
          </table:table-cell>
          <table:table-cell table:formula="of:=MID([.A10]; 9;89)" office:value-type="string" office:string-value="0m27.362s" calcext:value-type="string">
            <text:p>0m27.362s</text:p>
          </table:table-cell>
          <table:table-cell office:value-type="string" calcext:value-type="string">
            <text:p>8_0.txt</text:p>
          </table:table-cell>
          <table:table-cell office:value-type="float" office:value="20" calcext:value-type="float">
            <text:p>20</text:p>
          </table:table-cell>
          <table:table-cell office:value-type="float" office:value="0.0005" calcext:value-type="float">
            <text:p>0.00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ser <text:s text:c="3"/>0m26.436s</text:p>
          </table:table-cell>
          <table:table-cell table:formula="of:=MID([.A11]; 9;89)" office:value-type="string" office:string-value="0m26.436s" calcext:value-type="string">
            <text:p>0m26.436s</text:p>
          </table:table-cell>
          <table:table-cell office:value-type="string" calcext:value-type="string">
            <text:p>9_0.txt</text:p>
          </table:table-cell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0.0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s <text:s text:c="4"/>0m0.108s</text:p>
          </table:table-cell>
          <table:table-cell table:formula="of:=MID([.A12]; 9;89)" office:value-type="string" office:string-value="0m0.108s" calcext:value-type="string">
            <text:p>0m0.108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_0:</text:p>
          </table:table-cell>
          <table:table-cell table:formula="of:=MID([.A13]; 9;89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al <text:s text:c="3"/>0m22.742s</text:p>
          </table:table-cell>
          <table:table-cell table:formula="of:=MID([.A14]; 9;89)" office:value-type="string" office:string-value="0m22.742s" calcext:value-type="string">
            <text:p>0m22.742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r <text:s text:c="3"/>0m19.992s</text:p>
          </table:table-cell>
          <table:table-cell table:formula="of:=MID([.A15]; 9;89)" office:value-type="string" office:string-value="0m19.992s" calcext:value-type="string">
            <text:p>0m19.992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s <text:s text:c="4"/>0m0.088s</text:p>
          </table:table-cell>
          <table:table-cell table:formula="of:=MID([.A16]; 9;89)" office:value-type="string" office:string-value="0m0.088s" calcext:value-type="string">
            <text:p>0m0.088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_0:</text:p>
          </table:table-cell>
          <table:table-cell table:formula="of:=MID([.A17]; 9;89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al <text:s text:c="3"/>0m17.932s</text:p>
          </table:table-cell>
          <table:table-cell table:formula="of:=MID([.A18]; 9;89)" office:value-type="string" office:string-value="0m17.932s" calcext:value-type="string">
            <text:p>0m17.932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r <text:s text:c="3"/>0m13.796s</text:p>
          </table:table-cell>
          <table:table-cell table:formula="of:=MID([.A19]; 9;89)" office:value-type="string" office:string-value="0m13.796s" calcext:value-type="string">
            <text:p>0m13.796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s <text:s text:c="4"/>0m0.084s</text:p>
          </table:table-cell>
          <table:table-cell table:formula="of:=MID([.A20]; 9;89)" office:value-type="string" office:string-value="0m0.084s" calcext:value-type="string">
            <text:p>0m0.084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_0:</text:p>
          </table:table-cell>
          <table:table-cell table:formula="of:=MID([.A21]; 9;89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al <text:s text:c="3"/>0m11.019s</text:p>
          </table:table-cell>
          <table:table-cell table:formula="of:=MID([.A22]; 9;89)" office:value-type="string" office:string-value="0m11.019s" calcext:value-type="string">
            <text:p>0m11.019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r <text:s text:c="3"/>0m8.872s</text:p>
          </table:table-cell>
          <table:table-cell table:formula="of:=MID([.A23]; 9;89)" office:value-type="string" office:string-value="0m8.872s" calcext:value-type="string">
            <text:p>0m8.872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s <text:s text:c="4"/>0m0.072s</text:p>
          </table:table-cell>
          <table:table-cell table:formula="of:=MID([.A24]; 9;89)" office:value-type="string" office:string-value="0m0.072s" calcext:value-type="string">
            <text:p>0m0.072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_0:</text:p>
          </table:table-cell>
          <table:table-cell table:formula="of:=MID([.A25]; 9;89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al <text:s text:c="3"/>0m5.976s</text:p>
          </table:table-cell>
          <table:table-cell table:formula="of:=MID([.A26]; 9;89)" office:value-type="string" office:string-value="0m5.976s" calcext:value-type="string">
            <text:p>0m5.976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r <text:s text:c="3"/>0m5.124s</text:p>
          </table:table-cell>
          <table:table-cell table:formula="of:=MID([.A27]; 9;89)" office:value-type="string" office:string-value="0m5.124s" calcext:value-type="string">
            <text:p>0m5.124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s <text:s text:c="4"/>0m0.072s</text:p>
          </table:table-cell>
          <table:table-cell table:formula="of:=MID([.A28]; 9;89)" office:value-type="string" office:string-value="0m0.072s" calcext:value-type="string">
            <text:p>0m0.072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_0:</text:p>
          </table:table-cell>
          <table:table-cell table:formula="of:=MID([.A29]; 9;89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al <text:s text:c="3"/>0m4.350s</text:p>
          </table:table-cell>
          <table:table-cell table:formula="of:=MID([.A30]; 9;89)" office:value-type="string" office:string-value="0m4.350s" calcext:value-type="string">
            <text:p>0m4.35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r <text:s text:c="3"/>0m2.920s</text:p>
          </table:table-cell>
          <table:table-cell table:formula="of:=MID([.A31]; 9;89)" office:value-type="string" office:string-value="0m2.920s" calcext:value-type="string">
            <text:p>0m2.92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s <text:s text:c="4"/>0m0.044s</text:p>
          </table:table-cell>
          <table:table-cell table:formula="of:=MID([.A32]; 9;89)" office:value-type="string" office:string-value="0m0.044s" calcext:value-type="string">
            <text:p>0m0.044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_0:</text:p>
          </table:table-cell>
          <table:table-cell table:formula="of:=MID([.A33]; 9;89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al <text:s text:c="3"/>0m2.350s</text:p>
          </table:table-cell>
          <table:table-cell table:formula="of:=MID([.A34]; 9;89)" office:value-type="string" office:string-value="0m2.350s" calcext:value-type="string">
            <text:p>0m2.35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r <text:s text:c="3"/>0m1.748s</text:p>
          </table:table-cell>
          <table:table-cell table:formula="of:=MID([.A35]; 9;89)" office:value-type="string" office:string-value="0m1.748s" calcext:value-type="string">
            <text:p>0m1.748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s <text:s text:c="4"/>0m0.048s</text:p>
          </table:table-cell>
          <table:table-cell table:formula="of:=MID([.A36]; 9;89)" office:value-type="string" office:string-value="0m0.048s" calcext:value-type="string">
            <text:p>0m0.048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_0:</text:p>
          </table:table-cell>
          <table:table-cell table:formula="of:=MID([.A37]; 9;89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al <text:s text:c="3"/>0m1.405s</text:p>
          </table:table-cell>
          <table:table-cell table:formula="of:=MID([.A38]; 9;89)" office:value-type="string" office:string-value="0m1.405s" calcext:value-type="string">
            <text:p>0m1.40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r <text:s text:c="3"/>0m0.836s</text:p>
          </table:table-cell>
          <table:table-cell table:formula="of:=MID([.A39]; 9;89)" office:value-type="string" office:string-value="0m0.836s" calcext:value-type="string">
            <text:p>0m0.836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s <text:s text:c="4"/>0m0.040s</text:p>
          </table:table-cell>
          <table:table-cell table:formula="of:=MID([.A40]; 9;89)" office:value-type="string" office:string-value="0m0.040s" calcext:value-type="string">
            <text:p>0m0.04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_0:</text:p>
          </table:table-cell>
          <table:table-cell table:formula="of:=MID([.A41]; 9;89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al <text:s text:c="3"/>0m46.901s</text:p>
          </table:table-cell>
          <table:table-cell table:formula="of:=MID([.A42]; 9;89)" office:value-type="string" office:string-value="0m46.901s" calcext:value-type="string">
            <text:p>0m46.90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r <text:s text:c="3"/>0m45.664s</text:p>
          </table:table-cell>
          <table:table-cell table:formula="of:=MID([.A43]; 9;89)" office:value-type="string" office:string-value="0m45.664s" calcext:value-type="string">
            <text:p>0m45.664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s <text:s text:c="4"/>0m0.184s</text:p>
          </table:table-cell>
          <table:table-cell table:formula="of:=MID([.A44]; 9;89)" office:value-type="string" office:string-value="0m0.184s" calcext:value-type="string">
            <text:p>0m0.184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_1:</text:p>
          </table:table-cell>
          <table:table-cell table:formula="of:=MID([.A45]; 9;89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al <text:s text:c="3"/>0m37.300s</text:p>
          </table:table-cell>
          <table:table-cell table:formula="of:=MID([.A46]; 9;89)" office:value-type="string" office:string-value="0m37.300s" calcext:value-type="string">
            <text:p>0m37.30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r <text:s text:c="3"/>0m36.136s</text:p>
          </table:table-cell>
          <table:table-cell table:formula="of:=MID([.A47]; 9;89)" office:value-type="string" office:string-value="0m36.136s" calcext:value-type="string">
            <text:p>0m36.136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s <text:s text:c="4"/>0m0.176s</text:p>
          </table:table-cell>
          <table:table-cell table:formula="of:=MID([.A48]; 9;89)" office:value-type="string" office:string-value="0m0.176s" calcext:value-type="string">
            <text:p>0m0.176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_2:</text:p>
          </table:table-cell>
          <table:table-cell table:formula="of:=MID([.A49]; 9;89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al <text:s text:c="3"/>0m24.917s</text:p>
          </table:table-cell>
          <table:table-cell table:formula="of:=MID([.A50]; 9;89)" office:value-type="string" office:string-value="0m24.917s" calcext:value-type="string">
            <text:p>0m24.917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r <text:s text:c="3"/>0m23.876s</text:p>
          </table:table-cell>
          <table:table-cell table:formula="of:=MID([.A51]; 9;89)" office:value-type="string" office:string-value="0m23.876s" calcext:value-type="string">
            <text:p>0m23.876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s <text:s text:c="4"/>0m0.160s</text:p>
          </table:table-cell>
          <table:table-cell table:formula="of:=MID([.A52]; 9;89)" office:value-type="string" office:string-value="0m0.160s" calcext:value-type="string">
            <text:p>0m0.16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_3:</text:p>
          </table:table-cell>
          <table:table-cell table:formula="of:=MID([.A53]; 9;89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al <text:s text:c="3"/>0m20.033s</text:p>
          </table:table-cell>
          <table:table-cell table:formula="of:=MID([.A54]; 9;89)" office:value-type="string" office:string-value="0m20.033s" calcext:value-type="string">
            <text:p>0m20.033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r <text:s text:c="3"/>0m19.040s</text:p>
          </table:table-cell>
          <table:table-cell table:formula="of:=MID([.A55]; 9;89)" office:value-type="string" office:string-value="0m19.040s" calcext:value-type="string">
            <text:p>0m19.04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s <text:s text:c="4"/>0m0.104s</text:p>
          </table:table-cell>
          <table:table-cell table:formula="of:=MID([.A56]; 9;89)" office:value-type="string" office:string-value="0m0.104s" calcext:value-type="string">
            <text:p>0m0.104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_4:</text:p>
          </table:table-cell>
          <table:table-cell table:formula="of:=MID([.A57]; 9;89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al <text:s text:c="3"/>0m13.825s</text:p>
          </table:table-cell>
          <table:table-cell table:formula="of:=MID([.A58]; 9;89)" office:value-type="string" office:string-value="0m13.825s" calcext:value-type="string">
            <text:p>0m13.82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r <text:s text:c="3"/>0m12.788s</text:p>
          </table:table-cell>
          <table:table-cell table:formula="of:=MID([.A59]; 9;89)" office:value-type="string" office:string-value="0m12.788s" calcext:value-type="string">
            <text:p>0m12.788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s <text:s text:c="4"/>0m0.132s</text:p>
          </table:table-cell>
          <table:table-cell table:formula="of:=MID([.A60]; 9;89)" office:value-type="string" office:string-value="0m0.132s" calcext:value-type="string">
            <text:p>0m0.132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_5:</text:p>
          </table:table-cell>
          <table:table-cell table:formula="of:=MID([.A61]; 9;89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al <text:s text:c="3"/>0m10.869s</text:p>
          </table:table-cell>
          <table:table-cell table:formula="of:=MID([.A62]; 9;89)" office:value-type="string" office:string-value="0m10.869s" calcext:value-type="string">
            <text:p>0m10.869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r <text:s text:c="3"/>0m9.880s</text:p>
          </table:table-cell>
          <table:table-cell table:formula="of:=MID([.A63]; 9;89)" office:value-type="string" office:string-value="0m9.880s" calcext:value-type="string">
            <text:p>0m9.88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s <text:s text:c="4"/>0m0.104s</text:p>
          </table:table-cell>
          <table:table-cell table:formula="of:=MID([.A64]; 9;89)" office:value-type="string" office:string-value="0m0.104s" calcext:value-type="string">
            <text:p>0m0.104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_6:</text:p>
          </table:table-cell>
          <table:table-cell table:formula="of:=MID([.A65]; 9;89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al <text:s text:c="3"/>0m10.135s</text:p>
          </table:table-cell>
          <table:table-cell table:formula="of:=MID([.A66]; 9;89)" office:value-type="string" office:string-value="0m10.135s" calcext:value-type="string">
            <text:p>0m10.13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r <text:s text:c="3"/>0m8.964s</text:p>
          </table:table-cell>
          <table:table-cell table:formula="of:=MID([.A67]; 9;89)" office:value-type="string" office:string-value="0m8.964s" calcext:value-type="string">
            <text:p>0m8.964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s <text:s text:c="4"/>0m0.100s</text:p>
          </table:table-cell>
          <table:table-cell table:formula="of:=MID([.A68]; 9;89)" office:value-type="string" office:string-value="0m0.100s" calcext:value-type="string">
            <text:p>0m0.10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_7:</text:p>
          </table:table-cell>
          <table:table-cell table:formula="of:=MID([.A69]; 9;89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al <text:s text:c="3"/>0m11.648s</text:p>
          </table:table-cell>
          <table:table-cell table:formula="of:=MID([.A70]; 9;89)" office:value-type="string" office:string-value="0m11.648s" calcext:value-type="string">
            <text:p>0m11.648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r <text:s text:c="3"/>0m9.180s</text:p>
          </table:table-cell>
          <table:table-cell table:formula="of:=MID([.A71]; 9;89)" office:value-type="string" office:string-value="0m9.180s" calcext:value-type="string">
            <text:p>0m9.18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s <text:s text:c="4"/>0m0.092s</text:p>
          </table:table-cell>
          <table:table-cell table:formula="of:=MID([.A72]; 9;89)" office:value-type="string" office:string-value="0m0.092s" calcext:value-type="string">
            <text:p>0m0.092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_8:</text:p>
          </table:table-cell>
          <table:table-cell table:formula="of:=MID([.A73]; 9;89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al <text:s text:c="3"/>0m8.641s</text:p>
          </table:table-cell>
          <table:table-cell table:formula="of:=MID([.A74]; 9;89)" office:value-type="string" office:string-value="0m8.641s" calcext:value-type="string">
            <text:p>0m8.641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r <text:s text:c="3"/>0m7.636s</text:p>
          </table:table-cell>
          <table:table-cell table:formula="of:=MID([.A75]; 9;89)" office:value-type="string" office:string-value="0m7.636s" calcext:value-type="string">
            <text:p>0m7.636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s <text:s text:c="4"/>0m0.096s</text:p>
          </table:table-cell>
          <table:table-cell table:formula="of:=MID([.A76]; 9;89)" office:value-type="string" office:string-value="0m0.096s" calcext:value-type="string">
            <text:p>0m0.096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_9:</text:p>
          </table:table-cell>
          <table:table-cell table:formula="of:=MID([.A77]; 9;89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al <text:s text:c="3"/>0m6.838s</text:p>
          </table:table-cell>
          <table:table-cell table:formula="of:=MID([.A78]; 9;89)" office:value-type="string" office:string-value="0m6.838s" calcext:value-type="string">
            <text:p>0m6.838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r <text:s text:c="3"/>0m5.880s</text:p>
          </table:table-cell>
          <table:table-cell table:formula="of:=MID([.A79]; 9;89)" office:value-type="string" office:string-value="0m5.880s" calcext:value-type="string">
            <text:p>0m5.88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s <text:s text:c="4"/>0m0.080s</text:p>
          </table:table-cell>
          <table:table-cell table:formula="of:=MID([.A80]; 9;89)" office:value-type="string" office:string-value="0m0.080s" calcext:value-type="string">
            <text:p>0m0.080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230198 </meta:initial-creator>
    <meta:creation-date>2017-03-15T16:10:34.434586333</meta:creation-date>
    <meta:generator>LibreOffice/5.2.3.2$Linux_X86_64 LibreOffice_project/20m0$Build-2</meta:generator>
    <dc:date>2017-03-15T16:15:37.476538747</dc:date>
    <dc:creator>P230198 </dc:creator>
    <meta:editing-duration>PT5M2S</meta:editing-duration>
    <meta:editing-cycles>3</meta:editing-cycles>
    <meta:document-statistic meta:table-count="1" meta:cell-count="202" meta:object-count="0"/>
  </office:meta>
</office:document-meta>
</file>